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haredFlowChecker.SharedFlowChecker( CoreAnnotationProcessorEnv env , FlowControllerInfo fcInfo , Diagnostics diagnostic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haredFlowChecker.doAdditionalClassChecks( ClassDeclaration jclas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SharedFlowChecker.getControllerGramm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haredFlowChecker.createStrutsApp( ClassDeclaration jcla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haredFlowChecker.getDesiredBaseClass( ClassDeclaration jclas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haredFlowControllerGrammar.SharedFlowControllerGramm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